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n weight</text:p>
          </table:table-cell>
          <table:table-cell office:value-type="string" table:style-name="ce1">
            <text:p>of weight</text:p>
          </table:table-cell>
          <table:table-cell office:value-type="string" table:style-name="ce1">
            <text:p>pwm persentage</text:p>
          </table:table-cell>
          <table:table-cell table:style-name="ce1"/>
          <table:table-cell office:value-type="string" table:style-name="ce1">
            <text:p>pwm</text:p>
          </table:table-cell>
          <table:table-cell office:value-type="string" table:style-name="ce1">
            <text:p>lift(grams)</text:p>
          </table:table-cell>
          <table:table-cell table:number-columns-repeated="16378"/>
        </table:table-row>
        <table:table-row table:style-name="ro1">
          <table:table-cell office:value-type="float" office:value="122.8" table:style-name="ce1">
            <text:p>122,8</text:p>
          </table:table-cell>
          <table:table-cell office:value-type="float" office:value="123.5" table:style-name="ce1">
            <text:p>123,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272.2000000000003" table:formula="of:=([.C2]/100)*65444" table:style-name="ce1">
            <text:p>3272,2</text:p>
          </table:table-cell>
          <table:table-cell office:value-type="float" office:value="0.70000000000000284" table:formula="of:=[.B2]-[.A2]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20.5" table:style-name="ce1">
            <text:p>120,5</text:p>
          </table:table-cell>
          <table:table-cell office:value-type="float" office:value="123.8" table:style-name="ce1">
            <text:p>123,8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544.4000000000005" table:formula="of:=([.C3]/100)*65444" table:style-name="ce1">
            <text:p>6544,4</text:p>
          </table:table-cell>
          <table:table-cell office:value-type="float" office:value="3.2999999999999972" table:formula="of:=[.B3]-[.A3]" table:style-name="ce1">
            <text:p>3,3</text:p>
          </table:table-cell>
          <table:table-cell table:number-columns-repeated="16378"/>
        </table:table-row>
        <table:table-row table:style-name="ro1">
          <table:table-cell office:value-type="float" office:value="117.9" table:style-name="ce1">
            <text:p>117,9</text:p>
          </table:table-cell>
          <table:table-cell office:value-type="float" office:value="123.8" table:style-name="ce1">
            <text:p>123,8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9816.6" table:formula="of:=([.C4]/100)*65444" table:style-name="ce1">
            <text:p>9816,6</text:p>
          </table:table-cell>
          <table:table-cell office:value-type="float" office:value="5.8999999999999915" table:formula="of:=[.B4]-[.A4]" table:style-name="ce1">
            <text:p>5,9</text:p>
          </table:table-cell>
          <table:table-cell table:number-columns-repeated="16378"/>
        </table:table-row>
        <table:table-row table:style-name="ro1">
          <table:table-cell office:value-type="float" office:value="115.4" table:style-name="ce1">
            <text:p>115,4</text:p>
          </table:table-cell>
          <table:table-cell office:value-type="float" office:value="123.8" table:style-name="ce1">
            <text:p>123,8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3088.800000000001" table:formula="of:=([.C5]/100)*65444" table:style-name="ce1">
            <text:p>13088,8</text:p>
          </table:table-cell>
          <table:table-cell office:value-type="float" office:value="8.3999999999999915" table:formula="of:=[.B5]-[.A5]" table:style-name="ce1">
            <text:p>8,4</text:p>
          </table:table-cell>
          <table:table-cell table:number-columns-repeated="16378"/>
        </table:table-row>
        <table:table-row table:style-name="ro1">
          <table:table-cell office:value-type="float" office:value="112.9" table:style-name="ce1">
            <text:p>112,9</text:p>
          </table:table-cell>
          <table:table-cell office:value-type="float" office:value="123.8" table:style-name="ce1">
            <text:p>123,8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6361" table:formula="of:=([.C6]/100)*65444" table:style-name="ce1">
            <text:p>16361</text:p>
          </table:table-cell>
          <table:table-cell office:value-type="float" office:value="10.899999999999991" table:formula="of:=[.B6]-[.A6]" table:style-name="ce1">
            <text:p>10,9</text:p>
          </table:table-cell>
          <table:table-cell table:number-columns-repeated="16378"/>
        </table:table-row>
        <table:table-row table:style-name="ro1">
          <table:table-cell office:value-type="float" office:value="110.2" table:style-name="ce1">
            <text:p>110,2</text:p>
          </table:table-cell>
          <table:table-cell office:value-type="float" office:value="123.8" table:style-name="ce1">
            <text:p>123,8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9633.2" table:formula="of:=([.C7]/100)*65444" table:style-name="ce1">
            <text:p>19633,2</text:p>
          </table:table-cell>
          <table:table-cell office:value-type="float" office:value="13.599999999999994" table:formula="of:=[.B7]-[.A7]" table:style-name="ce1">
            <text:p>13,6</text:p>
          </table:table-cell>
          <table:table-cell table:number-columns-repeated="16378"/>
        </table:table-row>
        <table:table-row table:style-name="ro1">
          <table:table-cell office:value-type="float" office:value="107.4" table:style-name="ce1">
            <text:p>107,4</text:p>
          </table:table-cell>
          <table:table-cell office:value-type="float" office:value="123.8" table:style-name="ce1">
            <text:p>123,8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2905.399999999998" table:formula="of:=([.C8]/100)*65444" table:style-name="ce1">
            <text:p>22905,4</text:p>
          </table:table-cell>
          <table:table-cell office:value-type="float" office:value="16.399999999999991" table:formula="of:=[.B8]-[.A8]" table:style-name="ce1">
            <text:p>16,4</text:p>
          </table:table-cell>
          <table:table-cell table:number-columns-repeated="16378"/>
        </table:table-row>
        <table:table-row table:style-name="ro1">
          <table:table-cell office:value-type="float" office:value="104.3" table:style-name="ce1">
            <text:p>104,3</text:p>
          </table:table-cell>
          <table:table-cell office:value-type="float" office:value="123.8" table:style-name="ce1">
            <text:p>123,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6177.600000000002" table:formula="of:=([.C9]/100)*65444" table:style-name="ce1">
            <text:p>26177,6</text:p>
          </table:table-cell>
          <table:table-cell office:value-type="float" office:value="19.5" table:formula="of:=[.B9]-[.A9]" table:style-name="ce1">
            <text:p>19,5</text:p>
          </table:table-cell>
          <table:table-cell table:number-columns-repeated="16378"/>
        </table:table-row>
        <table:table-row table:style-name="ro1">
          <table:table-cell office:value-type="float" office:value="101.7" table:style-name="ce1">
            <text:p>101,7</text:p>
          </table:table-cell>
          <table:table-cell office:value-type="float" office:value="123.8" table:style-name="ce1">
            <text:p>123,8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9449.8" table:formula="of:=([.C10]/100)*65444" table:style-name="ce1">
            <text:p>29449,8</text:p>
          </table:table-cell>
          <table:table-cell office:value-type="float" office:value="22.099999999999994" table:formula="of:=[.B10]-[.A10]" table:style-name="ce1">
            <text:p>22,1</text:p>
          </table:table-cell>
          <table:table-cell table:number-columns-repeated="16378"/>
        </table:table-row>
        <table:table-row table:style-name="ro1">
          <table:table-cell office:value-type="float" office:value="99.6" table:style-name="ce1">
            <text:p>99,6</text:p>
          </table:table-cell>
          <table:table-cell office:value-type="float" office:value="123.8" table:style-name="ce1">
            <text:p>123,8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2722" table:formula="of:=([.C11]/100)*65444" table:style-name="ce1">
            <text:p>32722</text:p>
          </table:table-cell>
          <table:table-cell office:value-type="float" office:value="24.200000000000003" table:formula="of:=[.B11]-[.A11]" table:style-name="ce1">
            <text:p>24,2</text:p>
          </table:table-cell>
          <table:table-cell table:number-columns-repeated="16378"/>
        </table:table-row>
        <table:table-row table:style-name="ro1">
          <table:table-cell office:value-type="float" office:value="95.6" table:style-name="ce1">
            <text:p>95,6</text:p>
          </table:table-cell>
          <table:table-cell office:value-type="float" office:value="123.8" table:style-name="ce1">
            <text:p>123,8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5994.200000000004" table:formula="of:=([.C12]/100)*65444" table:style-name="ce1">
            <text:p>35994,2</text:p>
          </table:table-cell>
          <table:table-cell office:value-type="float" office:value="28.200000000000003" table:formula="of:=[.B12]-[.A12]" table:style-name="ce1">
            <text:p>28,2</text:p>
          </table:table-cell>
          <table:table-cell table:number-columns-repeated="1637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23.8" table:style-name="ce1">
            <text:p>123,8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266.400000000001" table:formula="of:=([.C13]/100)*65444" table:style-name="ce1">
            <text:p>39266,4</text:p>
          </table:table-cell>
          <table:table-cell office:value-type="float" office:value="31.799999999999997" table:formula="of:=[.B13]-[.A13]" table:style-name="ce1">
            <text:p>31,8</text:p>
          </table:table-cell>
          <table:table-cell table:number-columns-repeated="16378"/>
        </table:table-row>
        <table:table-row table:style-name="ro1">
          <table:table-cell office:value-type="float" office:value="88.7" table:style-name="ce1">
            <text:p>88,7</text:p>
          </table:table-cell>
          <table:table-cell office:value-type="float" office:value="123.8" table:style-name="ce1">
            <text:p>123,8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2538.6" table:formula="of:=([.C14]/100)*65444" table:style-name="ce1">
            <text:p>42538,6</text:p>
          </table:table-cell>
          <table:table-cell office:value-type="float" office:value="35.099999999999994" table:formula="of:=[.B14]-[.A14]" table:style-name="ce1">
            <text:p>35,1</text:p>
          </table:table-cell>
          <table:table-cell table:number-columns-repeated="16378"/>
        </table:table-row>
        <table:table-row table:style-name="ro1">
          <table:table-cell office:value-type="float" office:value="84.2" table:style-name="ce1">
            <text:p>84,2</text:p>
          </table:table-cell>
          <table:table-cell office:value-type="float" office:value="123.8" table:style-name="ce1">
            <text:p>123,8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5810.799999999996" table:formula="of:=([.C15]/100)*65444" table:style-name="ce1">
            <text:p>45810,8</text:p>
          </table:table-cell>
          <table:table-cell office:value-type="float" office:value="39.599999999999994" table:formula="of:=[.B15]-[.A15]" table:style-name="ce1">
            <text:p>39,6</text:p>
          </table:table-cell>
          <table:table-cell table:number-columns-repeated="16378"/>
        </table:table-row>
        <table:table-row table:style-name="ro1">
          <table:table-cell office:value-type="float" office:value="81.7" table:style-name="ce1">
            <text:p>81,7</text:p>
          </table:table-cell>
          <table:table-cell office:value-type="float" office:value="123.8" table:style-name="ce1">
            <text:p>123,8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9083" table:formula="of:=([.C16]/100)*65444" table:style-name="ce1">
            <text:p>49083</text:p>
          </table:table-cell>
          <table:table-cell office:value-type="float" office:value="42.099999999999994" table:formula="of:=[.B16]-[.A16]" table:style-name="ce1">
            <text:p>42,1</text:p>
          </table:table-cell>
          <table:table-cell table:number-columns-repeated="16378"/>
        </table:table-row>
        <table:table-row table:style-name="ro1">
          <table:table-cell office:value-type="float" office:value="77.7" table:style-name="ce1">
            <text:p>77,7</text:p>
          </table:table-cell>
          <table:table-cell office:value-type="float" office:value="123.8" table:style-name="ce1">
            <text:p>123,8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52355.200000000004" table:formula="of:=([.C17]/100)*65444" table:style-name="ce1">
            <text:p>52355,2</text:p>
          </table:table-cell>
          <table:table-cell office:value-type="float" office:value="46.099999999999994" table:formula="of:=[.B17]-[.A17]" table:style-name="ce1">
            <text:p>46,1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23.8" table:style-name="ce1">
            <text:p>123,8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5627.4" table:formula="of:=([.C18]/100)*65444" table:style-name="ce1">
            <text:p>55627,4</text:p>
          </table:table-cell>
          <table:table-cell office:value-type="float" office:value="47.8" table:formula="of:=[.B18]-[.A18]" table:style-name="ce1">
            <text:p>47,8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Frederik Søndergård Rasmussen</meta:initial-creator>
    <dc:creator>Frederik Søndergård Rasmussen</dc:creator>
    <meta:creation-date>2024-05-10T07:49:39Z</meta:creation-date>
    <dc:date>2024-05-10T07:55:39Z</dc:date>
  </office:meta>
</office:document-meta>
</file>